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Searche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dDfSource.doc( int i , FieldSelector field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DfSource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earcher.createWeight( Query origin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ultiSearcher.getSt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DfSource.CachedDfSource( Map dfMap , int maxDoc , Similarity simila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Searcher.subDoc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earcher.search( Weight weight , Filter filter , final HitCollector resul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chedDfSource.max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earcher.rewrite( Query origin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Searcher.subSearcher( int 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achedDfSource.rewrite( Query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earcher.search( Weight weight , Filter filter , int nDoc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ultiSearcher.search( Weight weight , Filter filter , int n , Sort sor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ultiSearcher.doc( int n , FieldSelector field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Searcher.MultiSearcher( Searchable [ ] searchabl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chedDfSource.docFreqs( Term [ ] ter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edDfSource.search( Weight weight , Filter filter ,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earcher.explain( Weight weight ,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dDfSource.search( Weight weight , Filter filter , int n , Sort s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earcher.max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DfSource.doc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earcher.docFreq( Term te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Searcher.getSearch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earcher.collect( int doc , float sc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earcher.doc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dDfSource.search( Weight weight , Filter filter , HitCollector res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DfSource.explain( Weight weight ,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DfSource.docFreq( Term te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